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office:value-type="string" calcext:value-type="string">
            <text:p>x, мкм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20" calcext:value-type="float">
            <text:p>-120</text:p>
          </table:table-cell>
          <table:table-cell table:formula="of:=[.B2]*4" office:value-type="float" office:value="-480" calcext:value-type="float">
            <text:p>-48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table:formula="of:=[.B3]*4"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formula="of:=[.B4]*4" office:value-type="float" office:value="-124" calcext:value-type="float">
            <text:p>-1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6]*4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7]*4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formula="of:=[.B8]*4" office:value-type="float" office:value="484" calcext:value-type="float">
            <text:p>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0:30:46.7566392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9:09:43.164898028</meta:creation-date>
    <dc:date>2022-05-04T20:31:00.063970507</dc:date>
    <meta:editing-duration>PT2M27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